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in" fo:margin-right="0in" fo:text-indent="0in" style:auto-text-indent="false" fo:padding="0in" fo:border="none"/>
    </style:style>
    <style:style style:name="P2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3" style:family="paragraph" style:parent-style-name="Preformatted_20_Text">
      <style:paragraph-properties fo:margin-top="0in" fo:margin-bottom="0.1965in" style:contextual-spacing="false" fo:padding="0in" fo:border="none"/>
    </style:style>
    <style:style style:name="P4" style:family="paragraph" style:parent-style-name="Preformatted_20_Text">
      <style:paragraph-properties fo:padding="0in" fo:border="none"/>
    </style:style>
    <style:style style:name="P5" style:family="paragraph" style:parent-style-name="Text_20_body">
      <style:paragraph-properties fo:margin-top="0in" fo:margin-bottom="0in" style:contextual-spacing="false"/>
      <style:text-properties style:font-name="Liberation Mono"/>
    </style:style>
    <style:style style:name="P6" style:family="paragraph" style:parent-style-name="Text_20_body">
      <style:paragraph-properties fo:margin-top="0in" fo:margin-bottom="0.0598in" style:contextual-spacing="false"/>
      <style:text-properties style:font-name="Liberation Mono"/>
    </style:style>
    <style:style style:name="P7" style:family="paragraph" style:parent-style-name="Heading_20_1">
      <style:text-properties officeooo:paragraph-rsid="000535f6"/>
    </style:style>
    <style:style style:name="P8" style:family="paragraph" style:parent-style-name="Heading_20_1">
      <style:paragraph-properties fo:margin-top="0in" fo:margin-bottom="0in" style:contextual-spacing="false" fo:break-before="page"/>
      <style:text-properties officeooo:paragraph-rsid="0008ef51"/>
    </style:style>
    <style:style style:name="P9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0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P11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2" style:family="paragraph" style:parent-style-name="Text_20_body" style:list-style-name="L2">
      <style:paragraph-properties fo:margin-left="0in" fo:margin-right="0in" fo:text-indent="0in" style:auto-text-indent="false" fo:padding="0in" fo:border="none"/>
    </style:style>
    <style:style style:name="P13" style:family="paragraph" style:parent-style-name="Text_20_body">
      <style:paragraph-properties fo:margin-top="0in" fo:margin-bottom="0in" style:contextual-spacing="false"/>
      <style:text-properties style:font-name="Liberation Mono"/>
    </style:style>
    <style:style style:name="P14" style:family="paragraph" style:parent-style-name="Text_20_body">
      <style:paragraph-properties fo:margin-top="0in" fo:margin-bottom="0in" style:contextual-spacing="false"/>
      <style:text-properties style:font-name="Liberation Mono" officeooo:paragraph-rsid="0008ef51"/>
    </style:style>
    <style:style style:name="P15" style:family="paragraph" style:parent-style-name="Text_20_body">
      <style:paragraph-properties fo:margin-top="0in" fo:margin-bottom="0.0598in" style:contextual-spacing="false"/>
      <style:text-properties style:font-name="Liberation Mono"/>
    </style:style>
    <style:style style:name="T1" style:family="text">
      <style:text-properties loext:padding="0.0193in" loext:border="0.06pt solid #f7faff"/>
    </style:style>
    <style:style style:name="T2" style:family="text">
      <style:text-properties loext:padding="0in" loext:border="none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1381. Design a Stack With Increment Operation</text:h>
      <text:p text:style-name="P2">Design a stack that supports increment operations on its elements.</text:p>
      <text:p text:style-name="P2">Implement the <text:span text:style-name="Source_20_Text"><text:span text:style-name="T1">CustomStack</text:span></text:span> class:</text:p>
      <text:list text:style-name="L1">
        <text:list-item>
          <text:p text:style-name="P9"><text:span text:style-name="Source_20_Text"><text:span text:style-name="T1">CustomStack(int maxSize)</text:span></text:span> Initializes the object with <text:span text:style-name="Source_20_Text"><text:span text:style-name="T1">maxSize</text:span></text:span> which is the maximum number of elements in the stack.</text:p>
        </text:list-item>
        <text:list-item>
          <text:p text:style-name="P9"><text:span text:style-name="Source_20_Text"><text:span text:style-name="T1">void push(int x)</text:span></text:span> Adds <text:span text:style-name="Source_20_Text"><text:span text:style-name="T1">x</text:span></text:span> to the top of the stack if the stack has not reached the <text:span text:style-name="Source_20_Text"><text:span text:style-name="T1">maxSize</text:span></text:span>.</text:p>
        </text:list-item>
        <text:list-item>
          <text:p text:style-name="P9"><text:span text:style-name="Source_20_Text"><text:span text:style-name="T1">int pop()</text:span></text:span> Pops and returns the top of the stack or <text:span text:style-name="Source_20_Text"><text:span text:style-name="T1">-1</text:span></text:span> if the stack is empty.</text:p>
        </text:list-item>
        <text:list-item>
          <text:p text:style-name="P10"><text:span text:style-name="Source_20_Text"><text:span text:style-name="T1">void inc(int k, int val)</text:span></text:span> Increments the bottom <text:span text:style-name="Source_20_Text"><text:span text:style-name="T1">k</text:span></text:span> elements of the stack by <text:span text:style-name="Source_20_Text"><text:span text:style-name="T1">val</text:span></text:span>. If there are less than <text:span text:style-name="Source_20_Text"><text:span text:style-name="T1">k</text:span></text:span> elements in the stack, increment all the elements in the stack.</text:p>
        </text:list-item>
      </text:list>
      <text:p text:style-name="P2"><text:span text:style-name="Strong_20_Emphasis"><text:span text:style-name="T2">Example 1:</text:span></text:span></text:p>
      <text:p text:style-name="P1"><text:span text:style-name="Strong_20_Emphasis"><text:span text:style-name="T2">Input</text:span></text:span></text:p>
      <text:p text:style-name="P4">["CustomStack","push","push","pop","push","push","push","increment","increment","pop","pop","pop","pop"]</text:p>
      <text:p text:style-name="P4">[[3],[1],[2],[],[2],[3],[4],[5,100],[2,100],[],[],[],[]]</text:p>
      <text:p text:style-name="P1"><text:span text:style-name="Strong_20_Emphasis"><text:span text:style-name="T2">Output</text:span></text:span></text:p>
      <text:p text:style-name="P4">[null,null,null,2,null,null,null,null,null,103,202,201,-1]</text:p>
      <text:p text:style-name="P1"><text:span text:style-name="Strong_20_Emphasis"><text:span text:style-name="T2">Explanation</text:span></text:span></text:p>
      <text:p text:style-name="P4">CustomStack stk = new CustomStack(3); // Stack is Empty []</text:p>
      <text:p text:style-name="P4">stk.push(1); <text:s text:c="25"/>// stack becomes [1]</text:p>
      <text:p text:style-name="P4">stk.push(2); <text:s text:c="25"/>// stack becomes [1, 2]</text:p>
      <text:p text:style-name="P4">stk.pop(); <text:s text:c="27"/>// return 2 --&gt; Return top of the stack 2, stack becomes [1]</text:p>
      <text:p text:style-name="P4">stk.push(2); <text:s text:c="25"/>// stack becomes [1, 2]</text:p>
      <text:p text:style-name="P4">stk.push(3); <text:s text:c="25"/>// stack becomes [1, 2, 3]</text:p>
      <text:p text:style-name="P4">stk.push(4); <text:s text:c="25"/>// stack still [1, 2, 3], Do not add another elements as size is 4</text:p>
      <text:p text:style-name="P4">stk.increment(5, 100); <text:s text:c="15"/>// stack becomes [101, 102, 103]</text:p>
      <text:p text:style-name="P4">stk.increment(2, 100); <text:s text:c="15"/>// stack becomes [201, 202, 103]</text:p>
      <text:p text:style-name="P4">stk.pop(); <text:s text:c="27"/>// return 103 --&gt; Return top of the stack 103, stack becomes [201, 202]</text:p>
      <text:p text:style-name="P4">stk.pop(); <text:s text:c="27"/>// return 202 --&gt; Return top of the stack 202, stack becomes [201]</text:p>
      <text:p text:style-name="P4">stk.pop(); <text:s text:c="27"/>// return 201 --&gt; Return top of the stack 201, stack becomes []</text:p>
      <text:p text:style-name="P3">stk.pop(); <text:s text:c="27"/>// return -1 --&gt; Stack is empty return -1.</text:p>
      <text:p text:style-name="P2"><text:span text:style-name="Strong_20_Emphasis"><text:span text:style-name="T2">Constraints:</text:span></text:span></text:p>
      <text:list text:style-name="L2">
        <text:list-item>
          <text:p text:style-name="P11"><text:span text:style-name="Source_20_Text"><text:span text:style-name="T1">1 &lt;= maxSize, x, k &lt;= 1000</text:span></text:span></text:p>
        </text:list-item>
        <text:list-item>
          <text:p text:style-name="P11"><text:span text:style-name="Source_20_Text"><text:span text:style-name="T1">0 &lt;= val &lt;= 100</text:span></text:span></text:p>
        </text:list-item>
        <text:list-item>
          <text:p text:style-name="P12">At most <text:span text:style-name="Source_20_Text"><text:span text:style-name="T1">1000</text:span></text:span> calls will be made to each method of <text:span text:style-name="Source_20_Text"><text:span text:style-name="T1">increment</text:span></text:span>, <text:span text:style-name="Source_20_Text"><text:span text:style-name="T1">push</text:span></text:span> and <text:span text:style-name="Source_20_Text"><text:span text:style-name="T1">pop</text:span></text:span> each separately.</text:p>
        </text:list-item>
      </text:list>
      <text:h text:style-name="P7" text:outline-level="1"><text:soft-page-break/>1381. Design a Stack With Increment Operation</text:h>
      <text:p text:style-name="P5">/*</text:p>
      <text:p text:style-name="P6"><text:s text:c="3"/><text:span text:style-name="T3"><text:s/>Array based approach</text:span></text:p>
      <text:p text:style-name="P5"><text:s text:c="4"/>Time complexity: O(n)</text:p>
      <text:p text:style-name="P5"><text:s text:c="4"/>Space complexity: O(n)</text:p>
      <text:p text:style-name="P5"><text:s text:c="4"/>n: size of the array</text:p>
      <text:p text:style-name="P5"><text:s text:c="4"/>m: number of calls of `increment` function</text:p>
      <text:p text:style-name="P5">*/</text:p>
      <text:p text:style-name="P5">class CustomStack{</text:p>
      <text:p text:style-name="P5"><text:s text:c="4"/>public:</text:p>
      <text:p text:style-name="P5"><text:s text:c="8"/>std::vector&lt;int&gt; st;</text:p>
      <text:p text:style-name="P5"><text:s text:c="8"/>int _capacity;</text:p>
      <text:p text:style-name="P5"><text:s text:c="4"/>public:</text:p>
      <text:p text:style-name="P5"><text:s text:c="8"/>// O(1)</text:p>
      <text:p text:style-name="P5"><text:s text:c="8"/>CustomStack(int maxSize){</text:p>
      <text:p text:style-name="P5"><text:s text:c="12"/>_capacity=maxSize;</text:p>
      <text:p text:style-name="P5"><text:s text:c="8"/>}</text:p>
      <text:p text:style-name="P5"/>
      <text:p text:style-name="P5"><text:s text:c="8"/>// O(1)</text:p>
      <text:p text:style-name="P5"><text:s text:c="8"/>void push(int x) {</text:p>
      <text:p text:style-name="P5"><text:s text:c="12"/>if(st.size()&lt;_capacity) st.push_back(x);</text:p>
      <text:p text:style-name="P5"><text:s text:c="8"/>}</text:p>
      <text:p text:style-name="P5"/>
      <text:p text:style-name="P5"><text:s text:c="8"/>// O(1)</text:p>
      <text:p text:style-name="P5"><text:s text:c="8"/>int pop(){</text:p>
      <text:p text:style-name="P5"><text:s text:c="12"/>if(st.empty()) return -1;</text:p>
      <text:p text:style-name="P5"><text:s text:c="12"/>int x=st[st.size()-1];</text:p>
      <text:p text:style-name="P5"><text:s text:c="12"/>st.pop_back();</text:p>
      <text:p text:style-name="P5"><text:s text:c="12"/>return x;</text:p>
      <text:p text:style-name="P5"><text:s text:c="8"/>}</text:p>
      <text:p text:style-name="P5"/>
      <text:p text:style-name="P5"><text:s text:c="8"/>// O(n)</text:p>
      <text:p text:style-name="P5"><text:s text:c="8"/>void increment(int k, int val) {</text:p>
      <text:p text:style-name="P5"><text:s text:c="12"/>for(int i=0;i&lt;std::min(k,(int)st.size());++i) st[i]+=val;</text:p>
      <text:p text:style-name="P5"><text:s text:c="8"/>}</text:p>
      <text:p text:style-name="P5">};</text:p>
      <text:h text:style-name="P8" text:outline-level="1">1381. Design a Stack With Increment Operation</text:h>
      <text:p text:style-name="P5">/*</text:p>
      <text:p text:style-name="P5"><text:s text:c="3"/><text:span text:style-name="T3"><text:s/>Array based approach + Lazy propagation</text:span></text:p>
      <text:p text:style-name="P5"><text:s text:c="4"/>Time complexity: O(1) , overall Time complexity: O(m)</text:p>
      <text:p text:style-name="P5"><text:s text:c="4"/>Space complexity: O(2n)</text:p>
      <text:p text:style-name="P5"><text:s text:c="4"/>n: size of the array</text:p>
      <text:p text:style-name="P5"><text:s text:c="4"/>m: number of calls of `increment` function</text:p>
      <text:p text:style-name="P5">*/</text:p>
      <text:p text:style-name="P5">class CustomStack{</text:p>
      <text:p text:style-name="P5"><text:s text:c="4"/>public:</text:p>
      <text:p text:style-name="P5"><text:s text:c="8"/>std::vector&lt;int&gt; st,inc;</text:p>
      <text:p text:style-name="P5"><text:s text:c="8"/>int _capacity; <text:s text:c="3"/></text:p>
      <text:p text:style-name="P5"><text:s text:c="4"/>public:</text:p>
      <text:p text:style-name="P5"><text:s text:c="8"/>// O(1)</text:p>
      <text:p text:style-name="P5"><text:s text:c="8"/>CustomStack(int maxSize){</text:p>
      <text:p text:style-name="P14"><text:s text:c="11"/>_capacity=maxSize;</text:p>
      <text:p text:style-name="P6"><text:s text:c="8"/>} <text:s text:c="7"/></text:p>
      <text:p text:style-name="P5"><text:s text:c="8"/>// O(1)</text:p>
      <text:p text:style-name="P5"><text:s text:c="8"/>void push(int x){</text:p>
      <text:p text:style-name="P5"><text:s text:c="12"/>if(st.size()&lt;_capacity){</text:p>
      <text:p text:style-name="P5"><text:s text:c="16"/>st.push_back(x);</text:p>
      <text:p text:style-name="P5"><text:s text:c="16"/>inc.push_back(0);</text:p>
      <text:p text:style-name="P5"><text:s text:c="12"/>}</text:p>
      <text:p text:style-name="P6"><text:s text:c="8"/>} <text:s text:c="7"/></text:p>
      <text:p text:style-name="P5"><text:s text:c="8"/>// O(1)</text:p>
      <text:p text:style-name="P5"><text:s text:c="8"/>int pop(){</text:p>
      <text:p text:style-name="P5"><text:s text:c="12"/>if(st.empty()) return -1;</text:p>
      <text:p text:style-name="P5"><text:s text:c="12"/>int i=st.size()-1;</text:p>
      <text:p text:style-name="P5"><text:s text:c="12"/>if(i&gt;0) inc[i-1]+=inc[i]; // Lazy propagation</text:p>
      <text:p text:style-name="P5"><text:s text:c="12"/>int x=st[i]+inc[i];</text:p>
      <text:p text:style-name="P5"><text:s text:c="12"/>st.pop_back();</text:p>
      <text:p text:style-name="P5"><text:s text:c="12"/>inc.pop_back();</text:p>
      <text:p text:style-name="P5"><text:s text:c="12"/>return x;</text:p>
      <text:p text:style-name="P6"><text:s text:c="8"/>}</text:p>
      <text:p text:style-name="P5"><text:s text:c="8"/>// O(1) </text:p>
      <text:p text:style-name="P5"><text:s text:c="8"/>void increment(int k, int val){</text:p>
      <text:p text:style-name="P5"><text:s text:c="10"/>int i=std::min(k,(int)st.size())-1;</text:p>
      <text:p text:style-name="P5"><text:s text:c="10"/>if(i&gt;=0) inc[i]+=val;</text:p>
      <text:p text:style-name="P5"><text:s text:c="8"/>}</text:p>
      <text:p text:style-name="P5">}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1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" style:font-family-complex="'Noto Sans Arabic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Arabic" style:font-family-complex="'Noto Sans Arabi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" style:font-family-complex="'Noto Sans Arabic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page-number text:select-page="current">2</text:page-number>/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30T11:21:15.813354151</meta:creation-date>
    <dc:date>2024-09-30T19:36:33.870144424</dc:date>
    <meta:editing-duration>PT1H15M16S</meta:editing-duration>
    <meta:editing-cycles>3</meta:editing-cycles>
    <meta:generator>LibreOffice/24.2.5.2$Linux_X86_64 LibreOffice_project/420$Build-2</meta:generator>
    <meta:document-statistic meta:table-count="0" meta:image-count="0" meta:object-count="0" meta:page-count="3" meta:paragraph-count="105" meta:word-count="465" meta:character-count="3821" meta:non-whitespace-character-count="2626"/>
  </office:meta>
</office:document-meta>
</file>